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</style:style>
    <style:style style:name="P2" style:family="paragraph" style:parent-style-name="No_20_Spacing">
      <style:paragraph-properties fo:margin-left="1.249cm" fo:margin-right="0cm" fo:text-indent="0cm" style:auto-text-indent="false"/>
    </style:style>
    <style:style style:name="P3" style:family="paragraph" style:parent-style-name="No_20_Spacing">
      <style:paragraph-properties fo:margin-left="1.249cm" fo:margin-right="0cm" fo:text-indent="0cm" style:auto-text-indent="false"/>
      <style:text-properties officeooo:paragraph-rsid="0013d719"/>
    </style:style>
    <style:style style:name="P4" style:family="paragraph" style:parent-style-name="No_20_Spacing">
      <style:paragraph-properties fo:margin-left="1.249cm" fo:margin-right="0cm" fo:text-indent="0cm" style:auto-text-indent="false"/>
      <style:text-properties officeooo:paragraph-rsid="00146e39"/>
    </style:style>
    <style:style style:name="P5" style:family="paragraph" style:parent-style-name="No_20_Spacing">
      <style:paragraph-properties fo:margin-left="1.249cm" fo:margin-right="0cm" fo:text-indent="0cm" style:auto-text-indent="false"/>
      <style:text-properties officeooo:paragraph-rsid="0015fdbc"/>
    </style:style>
    <style:style style:name="P6" style:family="paragraph" style:parent-style-name="No_20_Spacing">
      <style:paragraph-properties fo:margin-left="2.498cm" fo:margin-right="0cm" fo:text-indent="0cm" style:auto-text-indent="false"/>
    </style:style>
    <style:style style:name="P7" style:family="paragraph" style:parent-style-name="No_20_Spacing">
      <style:paragraph-properties fo:margin-left="2.498cm" fo:margin-right="0cm" fo:text-indent="0cm" style:auto-text-indent="false"/>
      <style:text-properties officeooo:paragraph-rsid="0013d719"/>
    </style:style>
    <style:style style:name="P8" style:family="paragraph" style:parent-style-name="No_20_Spacing">
      <style:paragraph-properties fo:margin-left="2.498cm" fo:margin-right="0cm" fo:text-indent="0cm" style:auto-text-indent="false"/>
      <style:text-properties officeooo:paragraph-rsid="00146e39"/>
    </style:style>
    <style:style style:name="P9" style:family="paragraph" style:parent-style-name="No_20_Spacing">
      <style:paragraph-properties fo:margin-left="2.498cm" fo:margin-right="0cm" fo:text-indent="0cm" style:auto-text-indent="false"/>
      <style:text-properties officeooo:paragraph-rsid="0015fd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honny: Agorafobico</text:p>
      <text:p text:style-name="P2">Jhonny è un bambino tranquillo, calmo, a cui piace restare in casa, al sicuro della sua cameretta, con i suoi giochi, i suoi genitori, in un ambiente sicuro.<text:line-break/>Fuori è troppo ampio, troppo grande, troppo tutto…si sente perso.</text:p>
      <text:p text:style-name="P2">Ha paura.</text:p>
      <text:p text:style-name="P2"/>
      <text:p text:style-name="P2">Cucina</text:p>
      <text:p text:style-name="P6">La cucina è dove mamma e papà cucinano e mangiano con me.</text:p>
      <text:p text:style-name="P6">Dal forno escono biscotti caldi, la mamma mi stringe e mi dà tante coccole mentre siamo seduti a tavola.<text:line-break/>Mi fa sentire amato.</text:p>
      <text:p text:style-name="P6"/>
      <text:p text:style-name="P3">Cameretta</text:p>
      <text:p text:style-name="P7">La mia camera è il mio posto preferito della casa!</text:p>
      <text:p text:style-name="P6">Ci sono i miei giocattoli e le mie coperte calde, che mi avvolgono stretto.<text:line-break/>Una volta chiusa la porta, mi sento al sicuro.</text:p>
      <text:p text:style-name="P2"/>
      <text:p text:style-name="P2">Sala</text:p>
      <text:p text:style-name="P6">Questo posto è…ok.<text:line-break/>Guardo la Tv con papà, seduto stretto a lui sul divano ogni domenica, ci divertiamo tantissimo parlare con lui, solo le grandi vetrate non mi piacciono…mi possono guardare da fuori.</text:p>
      <text:p text:style-name="P6">Mi fa sentire esposto….ma c’è papà. </text:p>
      <text:p text:style-name="P5">Bagno </text:p>
      <text:p text:style-name="P9">Le bolle, l’acqua calda, il profumo del sapone, i bagni con mamma o papà!<text:line-break/>Cosa non si può amare di questa stanza, così stretta e intima…la adoro.</text:p>
      <text:p text:style-name="P2"/>
      <text:p text:style-name="P2"/>
      <text:p text:style-name="No_20_Spacing">Kenny: Claustrofobico</text:p>
      <text:p text:style-name="P2">Kenny è vivace, estremamente espressivo ed estroverso, a cui piace correre libero, il cielo, il vento, il sole e gli insetti, senza limiti.<text:line-break/>Dentro si sente soffocare, stretto, imprigionato e senza via d’uscita.<text:line-break/>Ha paura.</text:p>
      <text:p text:style-name="No_20_Spacing"/>
      <text:p text:style-name="No_20_Spacing"/>
      <text:p text:style-name="P3">Cucina: </text:p>
      <text:p text:style-name="P7">Questo posto è brutto…il forno brucia, il frigo è freddo, mamma mi tiene fermo tra le braccia, la sedia è scomoda…l’unica cosa bella è la finestra da cui posso vedere il cielo.<text:line-break/>Mi fa sentire in pericolo.</text:p>
      <text:p text:style-name="No_20_Spacing"/>
      <text:p text:style-name="P3">Cameretta Kenny: </text:p>
      <text:p text:style-name="P7">Io odio questo posto! I giocattoli mi fissano, le coperte mi soffocano e la porta chiusa è la peggiore delle prigioni…mi sento morire.</text:p>
      <text:p text:style-name="P2"/>
      <text:p text:style-name="P4">Sala Kenny: </text:p>
      <text:p text:style-name="P8">Questo posto è…ok.<text:line-break/>La Tv mi annoia, papà è sudato e il divano è stretto, non mi fa respirare…è sempre così appiccicoso.<text:line-break/>Però ci sono le vetrate…mi piace passare le ore a fissarle, osservando il cielo, le piante, gli animali, le atre persone…riesco a respirare. </text:p>
      <text:p text:style-name="No_20_Spacing"/>
      <text:p text:style-name="P2"/>
      <text:p text:style-name="No_20_Spacing"/>
      <text:p text:style-name="P5"><text:soft-page-break/>Bagno Kenny: </text:p>
      <text:p text:style-name="P9">Io odio il bagno! La vasca è piccola, la stanza è piccola, l’acqua troppo calda, il vapore non mi fa respirare e c’è una finestra piccolissima…non mi piace stare qui.</text:p>
      <text:p text:style-name="No_20_Spacing"/>
      <text:p text:style-name="No_20_Spacing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F" style:font-size-asian="11pt" style:language-asian="it" style:country-asian="IT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F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 Windows</meta:initial-creator>
    <meta:editing-cycles>3</meta:editing-cycles>
    <meta:creation-date>2019-01-25T20:14:00</meta:creation-date>
    <dc:date>2019-01-26T14:35:06.889000000</dc:date>
    <meta:editing-duration>PT15H11M58S</meta:editing-duration>
    <meta:generator>LibreOffice/6.1.3.2$Windows_X86_64 LibreOffice_project/86daf60bf00efa86ad547e59e09d6bb77c699acb</meta:generator>
    <meta:document-statistic meta:table-count="0" meta:image-count="0" meta:object-count="0" meta:page-count="2" meta:paragraph-count="24" meta:word-count="359" meta:character-count="2066" meta:non-whitespace-character-count="17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